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757cm" style:rel-column-width="12958*"/>
    </style:style>
    <style:style style:name="Table1.B" style:family="table-column">
      <style:table-column-properties style:column-width="15.244cm" style:rel-column-width="5257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010.png" xlink:type="simple" xlink:show="embed" xlink:actuate="onLoad"/></draw:frame></text:p>
          </table:table-cell>
          <table:table-cell table:style-name="Table1.B1" office:value-type="string">
            <text:h text:style-name="P5" text:outline-level="1">Фазовый портрет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039cm" svg:height="1.769cm" draw:z-index="1"><draw:image xlink:href="../images/1010s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имеет <text:span text:style-name="T1">два</text:span> входа, реализует <text:span text:style-name="T5">отображение текущих результатов моделирования на </text:span><text:span text:style-name="T1">фазовой плоскости</text:span><text:span text:style-name="T6"> для </text:span><text:span text:style-name="T3">одной пары</text:span><text:span text:style-name="T6"> или одновременно для </text:span><text:span text:style-name="T3">нескольких пар фазовых переменных. </text:span><text:span text:style-name="T9">Может использоваться как при локальном моделировании, так и при удаленной отладке, для отображения значений сигналов, вычисленных на целевой системе.</text:span></text:p>
            <text:p text:style-name="P4"><text:span text:style-name="T4">Блок имеет два </text:span><text:span text:style-name="T3">векторизованных</text:span><text:span text:style-name="T4"> входа: д</text:span>ля каждой точки значение абсциссы берётся с первого входа, значение ординаты – со второго входа. Размерности входных сигналов <text:span text:style-name="T2">должны быть одинаковыми</text:span>.</text:p>
            <text:p text:style-name="P4">Блок использует графическое окно, аналогичное блоку <text:span text:style-name="T2">Временной график</text:span><text:span text:style-name="T4">.</text:span></text:p>
            <text:p text:style-name="P4">Размерности входов должны совпадать.</text:p>
            <text:p text:style-name="P4"><text:span text:style-name="T1">Свойства</text:span>:<text:span text:style-name="T6"> 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зовый портрет</dc:title>
    <dc:date>2016-04-06T16:09:18.53</dc:date>
    <meta:generator>OpenOffice/4.1.1$Win32 OpenOffice.org_project/411m6$Build-9775</meta:generator>
    <meta:editing-duration>PT2H12M35S</meta:editing-duration>
    <meta:editing-cycles>84</meta:editing-cycles>
    <meta:document-statistic meta:table-count="1" meta:image-count="2" meta:object-count="0" meta:page-count="1" meta:paragraph-count="11" meta:word-count="96" meta:character-count="721"/>
    <dc:creator>ILYA KUBENSKIY</dc:creator>
  </office:meta>
</office:document-meta>
</file>